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QUINTO LUDEÑA, MAGDALE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71118081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SAN RAMON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38983613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QUINTO LUDEÑA, MAGDALEN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71118081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300</text:p>
          </table:table-cell>
          <table:table-cell table:style-name="Tableau1.D2" office:value-type="string">
            <text:p text:style-name="P10">66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66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199321</text:p>
          </table:table-cell>
          <table:table-cell table:style-name="Tabla2.D3" office:value-type="string">
            <text:p text:style-name="P17">662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>CLIENTE DEBE S/2.50 DE COMISION PAGARA ANTES DE SU ENTREGA DE CAJAS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78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02:00:2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